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“Welcome to the sacred ceremonial room.”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“This is a place where those of good heart
may have their benevolence recognized,
and receive God's divine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“Receive His blessing upon their spirit,
and then do further good in the world
with a pure heart.”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“Ahem.”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“Now, let us proceed with 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“Please let the tension drain from you
shoulders, and let go of your emotions.”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“Yes, now be still, and have patience...”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“As time flows by, the wellspring of life
fills.”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“Pour the light, and dedicate it to the land
of serenity and good fortune.”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“The root of the magnificent revelation,
present the many children with wisdom
and virtuous success.”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“With that compassion. With that daring.
With that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“...?! This is...!”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Darkness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“This voice... it must be...!”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“My children, may I take a moment of
your time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